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have forgotten everything about writing. Not two months have passed, and I have forgotten. No, let's be exact. I have forgotten everything about how writing makes me feel. Now, I actually want to play video games. It's incredible. Writing is so incredible I actively did not want to play video games because of it. Video games would get in the way. And now? Well, it's been so long since we've written. Nearly two months. We have written stories for our kanji, but they're not the same as writing a full-fledged story. The latter comes with emotions. True emotions. Pure emotions. So what do I do now? Get rid of university. We won't write yet. I promised you. I promised myself. We will keep on forgetting what writing does. For now. And then, we'll come back. Free. Free to write as much as we want. But think things through. For now, study. Let's get rid of university. Do it. Be strong. </text:p>
      <text:p text:style-name="Normal"/>
      <text:p text:style-name="Normal">I have no idea what you're doing, but seeing the first few seconds of Yorushika's That's why I gave up on music, I wanted only one thing: a train station in the middle of a clear blue sea. This idea is yours now. Ahh, I really let loose in TAW, and yet I want more. Train stations everywhere... Oh no... It could have been so good... A train station inside the egg's core... In that blue. But no. The skky is low down there. I don't like that. I want a sky as tall as the world. If there's going to be a train station in the sea, I want the sky to be as tall as the world, and blue. Blue on blue. Maybe with a few white clouds. Big clouds, but sparse. Or... Big clouds, united, but far on the horizon. It's strange, writing it like this instead of describing it the way we usually do it in stories. Well, that kind of description is very expensive, time and energy <text:s text:c="1"/>-wise, and we're not writing a story, we're just speaking our minds. And that's what our minds want. Makes sense. Well, let me go back to WaniKani before I inadvertently procrastinate any further. See y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